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7.55mm"/>
    </style:style>
    <style:style style:name="co5" style:family="table-column">
      <style:table-column-properties fo:break-before="auto" style:column-width="15.47mm"/>
    </style:style>
    <style:style style:name="co6" style:family="table-column">
      <style:table-column-properties fo:break-before="auto" style:column-width="20.25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74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order-bottom="0.06pt solid #000000" fo:background-color="#cfe7e5" fo:border-left="0.06pt solid #000000" fo:border-right="none" fo:border-top="0.06pt solid #000000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order-bottom="0.06pt solid #000000" fo:background-color="#cfe7e5" fo:border-left="none" fo:border-right="none" fo:border-top="0.06pt solid #000000"/>
    </style:style>
    <style:style style:name="ce8" style:family="table-cell" style:parent-style-name="Default" style:data-style-name="N100">
      <style:table-cell-properties fo:background-color="#ffffcc"/>
    </style:style>
    <style:style style:name="ce9" style:family="table-cell" style:parent-style-name="Default" style:data-style-name="N100">
      <style:table-cell-properties fo:border-bottom="0.06pt solid #000000" fo:background-color="#cfe7e5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#cccccc" fo:border="0.06pt solid #000000"/>
    </style:style>
    <style:style style:name="ce11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fo:background-color="#cfe7e5" fo:border-left="none" fo:border-right="0.06pt solid #000000" fo:border-top="0.06pt solid #000000"/>
    </style:style>
    <style:style style:name="ce13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font-name="Courier New" fo:font-size="7pt" style:font-size-asian="7pt" style:font-size-complex="7pt"/>
    </style:style>
    <style:style style:name="ce16" style:family="table-cell" style:parent-style-name="Default">
      <style:table-cell-properties fo:background-color="#94bd5e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4bd5e"/>
      <style:text-properties style:font-name="Courier New" fo:font-size="5pt" style:font-size-asian="5pt" style:font-size-complex="5pt"/>
    </style:style>
    <style:style style:name="ce18" style:family="table-cell" style:parent-style-name="Default" style:data-style-name="N100">
      <style:table-cell-properties fo:background-color="#94bd5e"/>
    </style:style>
    <style:style style:name="ce37" style:family="table-cell" style:parent-style-name="Default">
      <style:table-cell-properties fo:background-color="#94bd5e"/>
      <style:text-properties style:font-name="Courier New" fo:font-size="5pt" fo:font-weight="bold" style:font-size-asian="5pt" style:font-weight-asian="bold" style:font-size-complex="5pt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BD Videojueg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Crea las siguientes tablas en MySQL en la BD Videojueg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Videojuegos BD</text:p>
          </table:table-cell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style-name="ce5" office:value-type="string" calcext:value-type="string">
            <text:p>IdGenero</text:p>
          </table:table-cell>
          <table:table-cell/>
          <table:table-cell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ars Of War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PS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ttle Field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L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okemon</text:p>
          </table:table-cell>
          <table:table-cell table:style-name="ce11" office:value-type="string" calcext:value-type="string">
            <text:p>+6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PG</text:p>
          </table:table-cell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Haz el producto de las dos tablas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Videojuegos BD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style-name="ce5" office:value-type="string" calcext:value-type="string">
            <text:p>IdGenero</text:p>
          </table:table-cell>
          <table:table-cell/>
          <table:table-cell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ars Of War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PS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ttle Field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L</text:p>
          </table:table-cell>
          <table:table-cell table:number-columns-repeated="101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okemon</text:p>
          </table:table-cell>
          <table:table-cell table:style-name="ce11" office:value-type="string" calcext:value-type="string">
            <text:p>+6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PG</text:p>
          </table:table-cell>
          <table:table-cell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14" office:value-type="string" calcext:value-type="string">
            <text:p>PRODUCTO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15"/>
          <table:table-cell table:style-name="ce14"/>
          <table:table-cell table:style-name="ce18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7"/>
        </table:table-row>
        <table:table-row table:style-name="ro2" table:number-rows-repeated="9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6" office:value-type="string" calcext:value-type="string">
            <text:p>PRODUCTO <text:span text:style-name="T1">con WHERE Videojuegos.IdGenero = Generos.IdGenero </text:span>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7"/>
        </table:table-row>
        <table:table-row table:style-name="ro2" table:number-rows-repeated="2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 table:number-rows-repeated="38">
          <table:table-cell table:number-columns-repeated="2"/>
          <table:table-cell table:style-name="ce2"/>
          <table:table-cell table:number-columns-repeated="1020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JOI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4">
          <table:table-cell table:style-name="ce1" office:value-type="string" calcext:value-type="string">
            <text:p>Realiza los distintos JOINS del producto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Videojuegos BD</text:p>
          </table:table-cell>
          <table:table-cell table:style-name="ce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style-name="ce5" office:value-type="string" calcext:value-type="string">
            <text:p>IdGenero</text:p>
          </table:table-cell>
          <table:table-cell/>
          <table:table-cell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7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ears Of War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PS</text:p>
          </table:table-cell>
          <table:table-cell table:number-columns-repeated="101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ttle Field</text:p>
          </table:table-cell>
          <table:table-cell table:style-name="ce11" office:value-type="string" calcext:value-type="string">
            <text:p>+18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OL</text:p>
          </table:table-cell>
          <table:table-cell table:number-columns-repeated="1017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okemon</text:p>
          </table:table-cell>
          <table:table-cell table:style-name="ce11" office:value-type="string" calcext:value-type="string">
            <text:p>+6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PG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4" office:value-type="string" calcext:value-type="string">
            <text:p>JOIN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8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8"/>
        </table:table-row>
        <table:table-row table:style-name="ro4" table:number-rows-repeated="2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4" office:value-type="string" calcext:value-type="string">
            <text:p>LEFT JOIN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8"/>
        </table:table-row>
        <table:table-row table:style-name="ro2" table:number-rows-repeated="2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1"/>
          <table:table-cell table:style-name="ce13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14" office:value-type="string" calcext:value-type="string">
            <text:p>RIGHT JOIN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37" office:value-type="string" calcext:value-type="string">
            <text:p>Consulta equivalente con LEFT JOIN: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37" office:value-type="string" calcext:value-type="string">
            <text:p>Consulta equivalente con LEFT JOIN <text:s/>con las columnas en el orden inicial: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 table:number-rows-repeated="2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8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8"/>
        </table:table-row>
        <table:table-row table:style-name="ro4" table:number-rows-repeated="2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8"/>
        </table:table-row>
        <table:table-row table:style-name="ro4" table:number-rows-repeated="2">
          <table:table-cell table:style-name="ce13" table:number-columns-repeated="4"/>
          <table:table-cell table:style-name="ce6"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4" office:value-type="string" calcext:value-type="string">
            <text:p>FULL JOIN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17"/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4" office:value-type="string" calcext:value-type="string">
            <text:p>Videojuegos</text:p>
          </table:table-cell>
          <table:table-cell table:style-name="ce7"/>
          <table:table-cell table:style-name="ce9"/>
          <table:table-cell table:style-name="ce12"/>
          <table:table-cell table:style-name="ce4" office:value-type="string" calcext:value-type="string">
            <text:p>Generos</text:p>
          </table:table-cell>
          <table:table-cell table:style-name="ce12"/>
          <table:table-cell table:number-columns-repeated="1018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PEGI</text:p>
          </table:table-cell>
          <table:table-cell table:number-columns-repeated="2" table:style-name="ce5" office:value-type="string" calcext:value-type="string">
            <text:p>IdGenero</text:p>
          </table:table-cell>
          <table:table-cell table:style-name="ce5" office:value-type="string" calcext:value-type="string">
            <text:p>Nombre</text:p>
          </table:table-cell>
          <table:table-cell table:number-columns-repeated="1018"/>
        </table:table-row>
        <table:table-row table:style-name="ro4" table:number-rows-repeated="2">
          <table:table-cell table:style-name="ce6" table:number-columns-repeated="2"/>
          <table:table-cell table:style-name="ce11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6" table:number-columns-repeated="2"/>
          <table:table-cell table:style-name="ce11"/>
          <table:table-cell table:style-name="ce13" table:number-columns-repeated="3"/>
          <table:table-cell table:number-columns-repeated="1018"/>
        </table:table-row>
        <table:table-row table:style-name="ro4" table:number-rows-repeated="2">
          <table:table-cell table:style-name="ce13" table:number-columns-repeated="4"/>
          <table:table-cell table:style-name="ce6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14" office:value-type="string" calcext:value-type="string">
            <text:p>Consulta equivalente a FULL JOIN</text:p>
          </table:table-cell>
          <table:table-cell table:style-name="ce14"/>
          <table:table-cell table:style-name="ce18"/>
          <table:table-cell table:style-name="ce14" table:number-columns-repeated="3"/>
          <table:table-cell table:number-columns-repeated="1018"/>
        </table:table-row>
        <table:table-row table:style-name="ro5" table:number-rows-repeated="11">
          <table:table-cell table:style-name="ce17" table:number-columns-repeated="6"/>
          <table:table-cell table:number-columns-repeated="101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zxx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7:58:05.0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8T12:06:16.90</meta:creation-date>
    <dc:date>2020-11-03T08:06:52.688000000</dc:date>
    <meta:editing-duration>PT6H45M37S</meta:editing-duration>
    <meta:editing-cycles>21</meta:editing-cycles>
    <meta:generator>LibreOffice/6.2.4.2$Windows_X86_64 LibreOffice_project/2412653d852ce75f65fbfa83fb7e7b669a126d64</meta:generator>
    <meta:document-statistic meta:table-count="3" meta:cell-count="141" meta:object-count="0"/>
  </office:meta>
</office:document-meta>
</file>